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2"/>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9035731067368491545"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text:span><text:span text:style-name="T1">также редкие </text:span><text:span text:style-name="T1">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text:span><text:span text:style-name="T1">по</text:span><text:span text:style-name="T1">просил прин</text:span><text:span text:style-name="T1">е</text:span><text:span text:style-name="T1">ст</text:span><text:span text:style-name="T1">и</text:span><text:span text:style-name="T1">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span text:style-name="T1">хе</text:span><text:span text:style-name="T1">!</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text:span><text:span text:style-name="T25">и</text:span><text:span text:style-name="T25"> триумф</text:span><text:span text:style-name="T25">а</text:span><text:span text:style-name="T25">м</text:span><text:span text:style-name="T25">и</text:span><text:span text:style-name="T25">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text:span><text:span text:style-name="T1">8</text:span><text:span text:style-name="T25"> – </text:span><text:span text:style-name="T26">213</text:span><text:span text:style-name="T26">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text:span text:style-name="T11">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pan text:style-name="T11">роботизированного </text:span><text:span text:style-name="T11">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text:span><text:span text:style-name="T11">из него толстый пыльный</text:span><text:span text:style-name="T11"> </text:span><text:span text:style-name="T11">том</text:span><text:span text:style-name="T11">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text:span>лёжа <text:span text:style-name="T11">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text:soft-page-break/>–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text:soft-page-break/>–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text:soft-page-break/>«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text:soft-page-break/>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text:soft-page-break/>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47"><text:span text:style-name="T71"/></text:p>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text:soft-page-break/>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text:soft-page-break/>–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Во-первых,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text:soft-page-break/>–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text:soft-page-break/>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text:soft-page-break/></text:p>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35"><text:span text:style-name="T1"/></text:p>
      <text:p text:style-name="P47"><text:soft-page-break/>–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Я, разумеетс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text:soft-page-break/>–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text:soft-page-break/>–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text:soft-page-break/></text:p>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text:soft-page-break/>–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text:soft-page-break/>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text:soft-page-break/>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44"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1">10</text:span>. (40*<text:span text:style-name="T11">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text:span><text:span text:style-name="T11">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text:span><text:soft-page-break/><text:span text:style-name="T36">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text:span><text:span text:style-name="T1">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text:soft-page-break/>–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text:span><text:span text:style-name="T1">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text:soft-page-break/>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text:soft-page-break/>–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text:soft-page-break/>–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text:soft-page-break/>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text:soft-page-break/>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oft-page-break/><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soft-page-break/></text:p>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oft-page-break/><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oft-page-break/><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text:soft-page-break/>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text:soft-page-break/>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oft-page-break/>«<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text:soft-page-break/>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oft-page-break/><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text:soft-page-break/>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text:soft-page-break/>–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oft-page-break/>«<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text:soft-page-break/>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text:soft-page-break/>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oft-page-break/><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text:soft-page-break/>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soft-page-break/>…</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oft-page-break/><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oft-page-break/><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text:soft-page-break/>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oft-page-break/><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5" text:outline-level="2"><text:soft-page-break/><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text:soft-page-break/>–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text:soft-page-break/>–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text:soft-page-break/>–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text:soft-page-break/>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text:soft-page-break/>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text:soft-page-break/>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text:soft-page-break/>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text:soft-page-break/>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text:soft-page-break/>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text:soft-page-break/>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soft-page-break/>~~~~~</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text:soft-page-break/>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text:soft-page-break/>–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text:soft-page-break/></text:p>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text:soft-page-break/></text:p>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text:soft-page-break/></text:p>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text:soft-page-break/>–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text:soft-page-break/>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soft-page-break/>…</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text:soft-page-break/>–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text:soft-page-break/></text:p>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text:soft-page-break/>–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soft-page-break/>…</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text:soft-page-break/></text:p>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text:soft-page-break/>–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oft-page-break/><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4" text:outline-level="2">2<text:span text:style-name="T1">9</text:span>. Отбытие</text:h>
      <text:p text:style-name="P112"/>
      <text:p text:style-name="P99"><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text:soft-page-break/>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text:soft-page-break/>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text:soft-page-break/>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text:soft-page-break/>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text:soft-page-break/>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oft-page-break/><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text:soft-page-break/>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text:soft-page-break/>–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text:soft-page-break/>–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text:soft-page-break/>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5T22:38:44.12</dc:date>
    <meta:editing-duration>P143DT3H46M24S</meta:editing-duration>
    <meta:editing-cycles>8966</meta:editing-cycles>
    <meta:generator>OpenOffice/4.1.1$Win32 OpenOffice.org_project/411m6$Build-9775</meta:generator>
    <meta:printed-by>макс </meta:printed-by>
    <meta:print-date>2017-07-25T20:50:49.44</meta:print-date>
    <dc:creator>макс </dc:creator>
    <meta:document-statistic meta:table-count="0" meta:image-count="0" meta:object-count="0" meta:page-count="226" meta:paragraph-count="4709" meta:word-count="104357" meta:character-count="663276"/>
  </office:meta>
</office:document-meta>
</file>